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 style:data-style-name="N106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2.4" style:family="table-row">
      <style:table-row-properties style:min-row-height="0.6cm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Text_20_body">
      <style:paragraph-properties fo:line-height="100%" fo:text-align="start" style:justify-single-word="false"/>
    </style:style>
    <style:style style:name="P8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Heading_20_3">
      <style:text-properties style:font-name="Century Schoolbook L" fo:font-size="12pt" style:font-size-asian="12pt" style:font-size-complex="12pt"/>
    </style:style>
    <style:style style:name="P11" style:family="paragraph" style:parent-style-name="Text_20_body">
      <style:paragraph-properties fo:line-height="100%" fo:text-align="start" style:justify-single-word="false"/>
    </style:style>
    <style:style style:name="P12" style:family="paragraph" style:parent-style-name="Heading_20_3">
      <style:text-properties style:font-name="Century Schoolbook L" fo:font-size="12pt" style:font-size-asian="12pt" style:font-size-complex="12pt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106">
      <number:day/>
      <number:text>. </number:text>
      <number:month/>
      <number:text>.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7"><text:span text:style-name="T1"/></text:p>
      <text:p text:style-name="P7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0"/>
      <text:p text:style-name="P10">Místo konání</text:p>
      <text:p text:style-name="P8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P5">Datum</text:p>
          </table:table-cell>
          <table:table-cell table:style-name="Tabulka2.A1" office:value-type="string">
            <text:p text:style-name="P5">Čas [Hod]</text:p>
          </table:table-cell>
          <table:table-cell table:style-name="Tabulka2.D1" office:value-type="string">
            <text:p text:style-name="P5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1-16">
            <text:p text:style-name="P3">16. 1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1-30">
            <text:p text:style-name="P3">30. 1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4"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2-13">
            <text:p text:style-name="P3">13. 2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2-27">
            <text:p text:style-name="P3">27. 2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3-06">
            <text:p text:style-name="P3">6. 3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</table:table>
      <text:p text:style-name="P9"><draw:frame draw:style-name="fr2" draw:name="obrázky4" text:anchor-type="paragraph" svg:x="4.66cm" svg:y="0.034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9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0-12-07T19:33:23</dc:date>
    <meta:editing-duration>PT01H36M33S</meta:editing-duration>
    <meta:editing-cycles>25</meta:editing-cycles>
    <meta:generator>OpenOffice.org/3.2$Linux OpenOffice.org_project/320m19$Build-9505</meta:generator>
    <meta:document-statistic meta:table-count="3" meta:image-count="4" meta:object-count="0" meta:page-count="1" meta:paragraph-count="30" meta:word-count="95" meta:character-count="463"/>
    <meta:user-defined meta:name="Informace 1"/>
    <meta:user-defined meta:name="Informace 2"/>
    <meta:user-defined meta:name="Informace 3"/>
    <meta:user-defined meta:name="Informace 4"/>
  </office:meta>
</office:document-meta>
</file>